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512cm" fo:min-width="1.532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204cm" draw:marker-end-center="fals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ed1c24" draw:marker-start-width="0.252cm" draw:marker-end-width="0.252cm" draw:fill="solid" draw:fill-color="#ffffff" draw:textarea-horizontal-align="justify" draw:textarea-vertical-align="middle" draw:auto-grow-height="false" fo:min-height="0.512cm" fo:min-width="1.53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ce181e" draw:marker-start-width="0.252cm" draw:marker-end="Arrow" draw:marker-end-width="0.204cm" draw:marker-end-center="false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79cm" fo:min-width="0.129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ed1c24" draw:marker-start-width="0.252cm" draw:marker-end="Arrow" draw:marker-end-width="0.204cm" draw:marker-end-center="false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ce181e" draw:marker-start-width="0.252cm" draw:marker-end-width="0.252cm" draw:fill="solid" draw:fill-color="#ffffff" draw:textarea-horizontal-align="justify" draw:textarea-vertical-align="middle" draw:auto-grow-height="false" fo:min-height="0.512cm" fo:min-width="1.532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Dashed_20__28_var_29_" svg:stroke-width="0.035cm" svg:stroke-color="#ce181e" draw:marker-start-width="0.252cm" draw:marker-end="Arrow" draw:marker-end-width="0.204cm" draw:marker-end-center="false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ashed_20__28_var_29_" svg:stroke-width="0.035cm" svg:stroke-color="#000000" draw:marker-start-width="0.252cm" draw:marker-end="Arrow" draw:marker-end-width="0.204cm" draw:marker-end-center="false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78cm" fo:min-width="1.49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ce181e" draw:marker-start-width="0.252cm" draw:marker-end-width="0.252cm" draw:fill="solid" draw:fill-color="#ffffff" draw:textarea-horizontal-align="justify" draw:textarea-vertical-align="middle" draw:auto-grow-height="false" fo:min-height="0.478cm" fo:min-width="1.49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solid" draw:fill-color="#ffffff"/>
      <style:paragraph-properties fo:text-align="center"/>
      <style:text-properties fo:color="#ce181e" fo:font-size="1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color="#ed1c24" fo:font-size="12pt"/>
    </style:style>
    <style:style style:name="P7" style:family="paragraph">
      <loext:graphic-properties draw:fill="solid" draw:fill-color="#ffffff"/>
      <style:paragraph-properties fo:text-align="center"/>
      <style:text-properties fo:color="#000000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 fo:font-size="12pt"/>
    </style:style>
    <style:style style:name="P10" style:family="paragraph">
      <loext:graphic-properties draw:fill="none"/>
      <style:paragraph-properties fo:text-align="center"/>
      <style:text-properties fo:color="#ce181e" fo:font-size="12pt"/>
    </style:style>
    <style:style style:name="P11" style:family="paragraph">
      <style:paragraph-properties fo:text-align="center"/>
      <style:text-properties fo:color="#ce181e"/>
    </style:style>
    <style:style style:name="T1" style:family="text">
      <style:text-properties fo:font-size="12pt"/>
    </style:style>
    <style:style style:name="T2" style:family="text">
      <style:text-properties fo:color="#ce181e" fo:font-size="12pt"/>
    </style:style>
    <style:style style:name="T3" style:family="text">
      <style:text-properties fo:color="#ed1c24" fo:font-size="12pt"/>
    </style:style>
    <style:style style:name="T4" style:family="text">
      <style:text-properties fo:color="#000000" fo:font-size="12pt"/>
    </style:style>
    <style:style style:name="T5" style:family="text">
      <style:text-properties style:text-position="33% 58%" fo:font-size="12pt"/>
    </style:style>
    <style:style style:name="T6" style:family="text">
      <style:text-properties style:text-position="0% 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762cm" svg:x="4.048cm" svg:y="2.32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4.048cm" svg:y="3.97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64cm" svg:y1="3.083cm" svg:x2="5.064cm" svg:y2="3.972cm">
          <text:p/>
        </draw:line>
        <draw:custom-shape draw:style-name="gr1" draw:text-style-name="P2" draw:layer="layout" svg:width="2.032cm" svg:height="0.762cm" svg:x="6.715cm" svg:y="3.97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1.381cm" svg:y="3.97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56cm" svg:y1="3.083cm" svg:x2="2.397cm" svg:y2="3.972cm">
          <text:p/>
        </draw:line>
        <draw:line draw:style-name="gr2" draw:text-style-name="P3" draw:layer="layout" svg:x1="5.572cm" svg:y1="3.083cm" svg:x2="7.731cm" svg:y2="3.972cm">
          <text:p/>
        </draw:line>
        <draw:line draw:style-name="gr2" draw:text-style-name="P3" draw:layer="layout" svg:x1="3.413cm" svg:y1="4.353cm" svg:x2="4.048cm" svg:y2="4.353cm">
          <text:p/>
        </draw:line>
        <draw:line draw:style-name="gr2" draw:text-style-name="P3" draw:layer="layout" svg:x1="6.08cm" svg:y1="4.353cm" svg:x2="6.715cm" svg:y2="4.353cm">
          <text:p/>
        </draw:line>
        <draw:custom-shape draw:style-name="gr1" draw:text-style-name="P2" draw:layer="layout" svg:width="2.032cm" svg:height="0.762cm" svg:x="4.048cm" svg:y="7.00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0.762cm" svg:x="4.048cm" svg:y="8.65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64cm" svg:y1="7.768cm" svg:x2="5.064cm" svg:y2="8.657cm">
          <text:p/>
        </draw:line>
        <draw:custom-shape draw:style-name="gr1" draw:text-style-name="P2" draw:layer="layout" svg:width="2.032cm" svg:height="0.762cm" svg:x="6.715cm" svg:y="8.65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1.381cm" svg:y="8.65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56cm" svg:y1="7.768cm" svg:x2="2.397cm" svg:y2="8.657cm">
          <text:p/>
        </draw:line>
        <draw:line draw:style-name="gr2" draw:text-style-name="P3" draw:layer="layout" svg:x1="5.572cm" svg:y1="7.768cm" svg:x2="10.398cm" svg:y2="8.657cm">
          <text:p/>
        </draw:line>
        <draw:line draw:style-name="gr2" draw:text-style-name="P3" draw:layer="layout" svg:x1="3.413cm" svg:y1="9.038cm" svg:x2="4.048cm" svg:y2="9.038cm">
          <text:p/>
        </draw:line>
        <draw:line draw:style-name="gr4" draw:text-style-name="P3" draw:layer="layout" svg:x1="6.08cm" svg:y1="9.038cm" svg:x2="6.715cm" svg:y2="9.038cm">
          <text:p/>
        </draw:line>
        <draw:custom-shape draw:style-name="gr1" draw:text-style-name="P2" draw:layer="layout" svg:width="2.032cm" svg:height="0.762cm" svg:x="9.382cm" svg:y="8.65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47cm" svg:y1="9.038cm" svg:x2="9.382cm" svg:y2="9.038cm">
          <text:p/>
        </draw:line>
        <draw:custom-shape draw:style-name="gr5" draw:text-style-name="P5" draw:layer="layout" svg:width="0.889cm" svg:height="0.889cm" svg:x="7.35cm" svg:y="1.0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032cm" svg:height="0.762cm" svg:x="15.349cm" svg:y="2.32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15.349cm" svg:y="3.97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365cm" svg:y1="3.083cm" svg:x2="16.365cm" svg:y2="3.972cm">
          <text:p/>
        </draw:line>
        <draw:custom-shape draw:style-name="gr1" draw:text-style-name="P2" draw:layer="layout" svg:width="2.032cm" svg:height="0.762cm" svg:x="18.016cm" svg:y="3.97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12.682cm" svg:y="3.97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857cm" svg:y1="3.083cm" svg:x2="13.698cm" svg:y2="3.972cm">
          <text:p/>
        </draw:line>
        <draw:line draw:style-name="gr2" draw:text-style-name="P3" draw:layer="layout" svg:x1="16.873cm" svg:y1="3.083cm" svg:x2="19.032cm" svg:y2="3.972cm">
          <text:p/>
        </draw:line>
        <draw:line draw:style-name="gr2" draw:text-style-name="P3" draw:layer="layout" svg:x1="14.714cm" svg:y1="4.353cm" svg:x2="15.349cm" svg:y2="4.353cm">
          <text:p/>
        </draw:line>
        <draw:line draw:style-name="gr2" draw:text-style-name="P3" draw:layer="layout" svg:x1="17.381cm" svg:y1="4.353cm" svg:x2="18.016cm" svg:y2="4.353cm">
          <text:p/>
        </draw:line>
        <draw:custom-shape draw:style-name="gr5" draw:text-style-name="P5" draw:layer="layout" svg:width="0.889cm" svg:height="0.889cm" svg:x="18.651cm" svg:y="1.05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0.762cm" svg:x="20.685cm" svg:y="3.972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685cm" svg:y1="4.353cm" svg:x2="20.05cm" svg:y2="4.353cm">
          <text:p/>
        </draw:line>
        <draw:custom-shape draw:style-name="gr5" draw:text-style-name="P5" draw:layer="layout" svg:width="0.889cm" svg:height="0.889cm" svg:x="7.477cm" svg:y="5.9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32cm" svg:height="0.762cm" svg:x="15.349cm" svg:y="7.00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032cm" svg:height="0.762cm" svg:x="15.349cm" svg:y="8.65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365cm" svg:y1="7.768cm" svg:x2="16.365cm" svg:y2="8.657cm">
          <text:p/>
        </draw:line>
        <draw:custom-shape draw:style-name="gr1" draw:text-style-name="P2" draw:layer="layout" svg:width="2.032cm" svg:height="0.762cm" svg:x="18.016cm" svg:y="8.65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762cm" svg:x="12.682cm" svg:y="8.65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857cm" svg:y1="7.768cm" svg:x2="13.698cm" svg:y2="8.657cm">
          <text:p/>
        </draw:line>
        <draw:line draw:style-name="gr4" draw:text-style-name="P3" draw:layer="layout" svg:x1="16.621cm" svg:y1="7.731cm" svg:x2="19.034cm" svg:y2="8.62cm">
          <text:p/>
        </draw:line>
        <draw:line draw:style-name="gr2" draw:text-style-name="P3" draw:layer="layout" svg:x1="14.714cm" svg:y1="9.038cm" svg:x2="15.349cm" svg:y2="9.038cm">
          <text:p/>
        </draw:line>
        <draw:line draw:style-name="gr2" draw:text-style-name="P3" draw:layer="layout" svg:x1="17.381cm" svg:y1="9.038cm" svg:x2="18.016cm" svg:y2="9.038cm">
          <text:p/>
        </draw:line>
        <draw:custom-shape draw:style-name="gr1" draw:text-style-name="P2" draw:layer="layout" svg:width="2.032cm" svg:height="0.762cm" svg:x="20.683cm" svg:y="8.65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048cm" svg:y1="9.038cm" svg:x2="20.683cm" svg:y2="9.038cm">
          <text:p/>
        </draw:line>
        <draw:custom-shape draw:style-name="gr5" draw:text-style-name="P5" draw:layer="layout" svg:width="0.889cm" svg:height="0.889cm" svg:x="18.778cm" svg:y="5.93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2.397cm" svg:y1="5.369cm" svg:x2="21.701cm" svg:y2="5.369cm">
          <text:p/>
        </draw:line>
        <draw:line draw:style-name="gr8" draw:text-style-name="P8" draw:layer="layout" svg:x1="11.922cm" svg:y1="1.686cm" svg:x2="11.922cm" svg:y2="8.417cm">
          <text:p/>
        </draw:line>
        <draw:line draw:style-name="gr2" draw:text-style-name="P3" draw:layer="measurelines" svg:x1="16.873cm" svg:y1="7.785cm" svg:x2="21.699cm" svg:y2="8.674cm">
          <text:p/>
        </draw:line>
        <draw:custom-shape draw:style-name="gr1" draw:text-style-name="P7" draw:layer="measurelines" svg:width="2.032cm" svg:height="0.762cm" svg:x="5.318cm" svg:y="13.765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measurelines" svg:width="2.032cm" svg:height="0.762cm" svg:x="4.048cm" svg:y="15.41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6.207cm" svg:y1="14.527cm" svg:x2="5.064cm" svg:y2="15.416cm">
          <text:p/>
        </draw:line>
        <draw:custom-shape draw:style-name="gr1" draw:text-style-name="P2" draw:layer="measurelines" svg:width="2.032cm" svg:height="0.762cm" svg:x="6.715cm" svg:y="15.41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2.032cm" svg:height="0.762cm" svg:x="1.381cm" svg:y="15.4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5.699cm" svg:y1="14.527cm" svg:x2="2.397cm" svg:y2="15.416cm">
          <text:p/>
        </draw:line>
        <draw:line draw:style-name="gr2" draw:text-style-name="P3" draw:layer="measurelines" svg:x1="6.715cm" svg:y1="14.527cm" svg:x2="7.733cm" svg:y2="15.379cm">
          <text:p/>
        </draw:line>
        <draw:line draw:style-name="gr2" draw:text-style-name="P3" draw:layer="measurelines" svg:x1="3.413cm" svg:y1="15.797cm" svg:x2="4.048cm" svg:y2="15.797cm">
          <text:p/>
        </draw:line>
        <draw:line draw:style-name="gr2" draw:text-style-name="P3" draw:layer="measurelines" svg:x1="6.08cm" svg:y1="15.797cm" svg:x2="6.715cm" svg:y2="15.797cm">
          <text:p/>
        </draw:line>
        <draw:custom-shape draw:style-name="gr1" draw:text-style-name="P2" draw:layer="measurelines" svg:width="2.032cm" svg:height="0.762cm" svg:x="9.382cm" svg:y="15.4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8.747cm" svg:y1="15.797cm" svg:x2="9.382cm" svg:y2="15.797cm">
          <text:p/>
        </draw:line>
        <draw:line draw:style-name="gr2" draw:text-style-name="P3" draw:layer="measurelines" svg:x1="7.096cm" svg:y1="14.527cm" svg:x2="10.398cm" svg:y2="15.433cm">
          <text:p/>
        </draw:line>
        <draw:custom-shape draw:style-name="gr5" draw:text-style-name="P5" draw:layer="measurelines" svg:width="0.889cm" svg:height="0.889cm" svg:x="7.35cm" svg:y="12.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measurelines" svg:width="0.889cm" svg:height="0.889cm" svg:x="18.651cm" svg:y="12.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measurelines" svg:width="0.889cm" svg:height="0.889cm" svg:x="7.477cm" svg:y="17.25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measurelines" svg:width="0.889cm" svg:height="0.889cm" svg:x="18.778cm" svg:y="17.31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measurelines" svg:x1="2.397cm" svg:y1="16.748cm" svg:x2="21.701cm" svg:y2="16.748cm">
          <text:p/>
        </draw:line>
        <draw:line draw:style-name="gr8" draw:text-style-name="P8" draw:layer="measurelines" svg:x1="11.922cm" svg:y1="13.065cm" svg:x2="11.922cm" svg:y2="19.796cm">
          <text:p/>
        </draw:line>
        <draw:custom-shape draw:style-name="gr1" draw:text-style-name="P7" draw:layer="measurelines" svg:width="2.032cm" svg:height="0.762cm" svg:x="16.647cm" svg:y="13.805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measurelines" svg:width="2.032cm" svg:height="0.762cm" svg:x="15.377cm" svg:y="15.45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7.536cm" svg:y1="14.567cm" svg:x2="16.393cm" svg:y2="15.456cm">
          <text:p/>
        </draw:line>
        <draw:custom-shape draw:style-name="gr7" draw:text-style-name="P4" draw:layer="measurelines" svg:width="2.032cm" svg:height="0.762cm" svg:x="18.044cm" svg:y="15.45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2.032cm" svg:height="0.762cm" svg:x="12.71cm" svg:y="15.4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7.028cm" svg:y1="14.567cm" svg:x2="13.726cm" svg:y2="15.456cm">
          <text:p/>
        </draw:line>
        <draw:line draw:style-name="gr9" draw:text-style-name="P3" draw:layer="measurelines" svg:x1="18.044cm" svg:y1="14.567cm" svg:x2="19.062cm" svg:y2="15.419cm">
          <text:p/>
        </draw:line>
        <draw:line draw:style-name="gr2" draw:text-style-name="P3" draw:layer="measurelines" svg:x1="14.742cm" svg:y1="15.837cm" svg:x2="15.377cm" svg:y2="15.837cm">
          <text:p/>
        </draw:line>
        <draw:line draw:style-name="gr2" draw:text-style-name="P3" draw:layer="measurelines" svg:x1="17.409cm" svg:y1="15.837cm" svg:x2="18.044cm" svg:y2="15.837cm">
          <text:p/>
        </draw:line>
        <draw:custom-shape draw:style-name="gr1" draw:text-style-name="P2" draw:layer="measurelines" svg:width="2.032cm" svg:height="0.762cm" svg:x="20.711cm" svg:y="15.45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20.076cm" svg:y1="15.837cm" svg:x2="20.711cm" svg:y2="15.837cm">
          <text:p/>
        </draw:line>
        <draw:line draw:style-name="gr2" draw:text-style-name="P3" draw:layer="measurelines" svg:x1="18.425cm" svg:y1="14.567cm" svg:x2="21.727cm" svg:y2="15.473cm">
          <text:p/>
        </draw:line>
        <draw:custom-shape draw:style-name="gr1" draw:text-style-name="P7" draw:layer="measurelines" svg:width="2.032cm" svg:height="0.762cm" svg:x="5.445cm" svg:y="18.52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2.032cm" svg:height="0.762cm" svg:x="4.175cm" svg:y="20.17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6.334cm" svg:y1="19.288cm" svg:x2="5.191cm" svg:y2="20.177cm">
          <text:p/>
        </draw:line>
        <draw:custom-shape draw:style-name="gr1" draw:text-style-name="P2" draw:layer="measurelines" svg:width="2.032cm" svg:height="0.762cm" svg:x="1.508cm" svg:y="20.17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5.826cm" svg:y1="19.288cm" svg:x2="2.524cm" svg:y2="20.177cm">
          <text:p/>
        </draw:line>
        <draw:line draw:style-name="gr10" draw:text-style-name="P3" draw:layer="measurelines" svg:x1="6.842cm" svg:y1="19.288cm" svg:x2="7.86cm" svg:y2="20.14cm">
          <text:p/>
        </draw:line>
        <draw:line draw:style-name="gr2" draw:text-style-name="P3" draw:layer="measurelines" svg:x1="3.54cm" svg:y1="20.558cm" svg:x2="4.175cm" svg:y2="20.558cm">
          <text:p/>
        </draw:line>
        <draw:line draw:style-name="gr4" draw:text-style-name="P3" draw:layer="measurelines" svg:x1="6.207cm" svg:y1="20.558cm" svg:x2="9.509cm" svg:y2="20.558cm">
          <text:p/>
        </draw:line>
        <draw:custom-shape draw:style-name="gr1" draw:text-style-name="P2" draw:layer="measurelines" svg:width="2.032cm" svg:height="0.762cm" svg:x="9.509cm" svg:y="20.17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7.223cm" svg:y1="19.288cm" svg:x2="10.525cm" svg:y2="20.194cm">
          <text:p/>
        </draw:line>
        <draw:custom-shape draw:style-name="gr7" draw:text-style-name="P4" draw:layer="measurelines" svg:width="2.032cm" svg:height="0.762cm" svg:x="16.748cm" svg:y="18.39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2.032cm" svg:height="0.762cm" svg:x="16.748cm" svg:y="20.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7.764cm" svg:y1="19.161cm" svg:x2="17.764cm" svg:y2="20.05cm">
          <text:p/>
        </draw:line>
        <draw:custom-shape draw:style-name="gr1" draw:text-style-name="P2" draw:layer="measurelines" svg:width="2.032cm" svg:height="0.762cm" svg:x="19.415cm" svg:y="20.0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2.032cm" svg:height="0.762cm" svg:x="14.081cm" svg:y="20.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7.256cm" svg:y1="19.161cm" svg:x2="15.097cm" svg:y2="20.05cm">
          <text:p/>
        </draw:line>
        <draw:line draw:style-name="gr2" draw:text-style-name="P3" draw:layer="measurelines" svg:x1="18.272cm" svg:y1="19.161cm" svg:x2="20.431cm" svg:y2="20.05cm">
          <text:p/>
        </draw:line>
        <draw:line draw:style-name="gr2" draw:text-style-name="P3" draw:layer="measurelines" svg:x1="16.113cm" svg:y1="20.431cm" svg:x2="16.748cm" svg:y2="20.431cm">
          <text:p/>
        </draw:line>
        <draw:line draw:style-name="gr2" draw:text-style-name="P3" draw:layer="measurelines" svg:x1="18.78cm" svg:y1="20.431cm" svg:x2="19.415cm" svg:y2="20.431cm">
          <text:p/>
        </draw:line>
        <draw:custom-shape draw:style-name="gr11" draw:text-style-name="P7" draw:layer="layout" svg:width="2.032cm" svg:height="0.762cm" svg:x="4.911cm" svg:y="26.33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3.641cm" svg:y="27.989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cm" svg:y1="27.1cm" svg:x2="4.657cm" svg:y2="27.989cm">
          <text:p/>
        </draw:line>
        <draw:custom-shape draw:style-name="gr11" draw:text-style-name="P2" draw:layer="layout" svg:width="2.032cm" svg:height="0.762cm" svg:x="6.308cm" svg:y="27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0.974cm" svg:y="27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92cm" svg:y1="27.1cm" svg:x2="1.99cm" svg:y2="27.989cm">
          <text:p/>
        </draw:line>
        <draw:line draw:style-name="gr2" draw:text-style-name="P3" draw:layer="layout" svg:x1="6.308cm" svg:y1="27.1cm" svg:x2="7.326cm" svg:y2="27.952cm">
          <text:p/>
        </draw:line>
        <draw:line draw:style-name="gr2" draw:text-style-name="P3" draw:layer="layout" svg:x1="3.006cm" svg:y1="28.37cm" svg:x2="3.641cm" svg:y2="28.37cm">
          <text:p/>
        </draw:line>
        <draw:line draw:style-name="gr2" draw:text-style-name="P3" draw:layer="layout" svg:x1="5.673cm" svg:y1="28.37cm" svg:x2="6.308cm" svg:y2="28.37cm">
          <text:p/>
        </draw:line>
        <draw:custom-shape draw:style-name="gr11" draw:text-style-name="P2" draw:layer="layout" svg:width="2.032cm" svg:height="0.762cm" svg:x="8.975cm" svg:y="27.98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4cm" svg:y1="28.37cm" svg:x2="8.975cm" svg:y2="28.37cm">
          <text:p/>
        </draw:line>
        <draw:line draw:style-name="gr2" draw:text-style-name="P3" draw:layer="layout" svg:x1="6.689cm" svg:y1="27.1cm" svg:x2="9.991cm" svg:y2="28.006cm">
          <text:p/>
        </draw:line>
        <draw:custom-shape draw:style-name="gr12" draw:text-style-name="P5" draw:layer="layout" svg:width="0.889cm" svg:height="0.889cm" svg:x="6.943cm" svg:y="25.0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889cm" svg:height="0.889cm" svg:x="18.244cm" svg:y="25.0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889cm" svg:height="0.889cm" svg:x="7.07cm" svg:y="29.82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889cm" svg:height="0.889cm" svg:x="18.371cm" svg:y="29.89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.99cm" svg:y1="29.321cm" svg:x2="21.294cm" svg:y2="29.321cm">
          <text:p/>
        </draw:line>
        <draw:line draw:style-name="gr8" draw:text-style-name="P8" draw:layer="layout" svg:x1="11.515cm" svg:y1="25.638cm" svg:x2="11.541cm" svg:y2="38.084cm">
          <text:p/>
        </draw:line>
        <draw:custom-shape draw:style-name="gr11" draw:text-style-name="P7" draw:layer="layout" svg:width="2.032cm" svg:height="0.762cm" svg:x="16.24cm" svg:y="26.37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14.97cm" svg:y="28.029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129cm" svg:y1="27.14cm" svg:x2="15.986cm" svg:y2="28.029cm">
          <text:p/>
        </draw:line>
        <draw:custom-shape draw:style-name="gr13" draw:text-style-name="P4" draw:layer="layout" svg:width="2.032cm" svg:height="0.762cm" svg:x="17.637cm" svg:y="28.029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12.303cm" svg:y="28.02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621cm" svg:y1="27.14cm" svg:x2="13.319cm" svg:y2="28.029cm">
          <text:p/>
        </draw:line>
        <draw:line draw:style-name="gr9" draw:text-style-name="P3" draw:layer="layout" svg:x1="17.637cm" svg:y1="27.14cm" svg:x2="18.655cm" svg:y2="27.992cm">
          <text:p/>
        </draw:line>
        <draw:line draw:style-name="gr2" draw:text-style-name="P3" draw:layer="layout" svg:x1="14.335cm" svg:y1="28.41cm" svg:x2="14.97cm" svg:y2="28.41cm">
          <text:p/>
        </draw:line>
        <draw:line draw:style-name="gr2" draw:text-style-name="P3" draw:layer="layout" svg:x1="17.002cm" svg:y1="28.41cm" svg:x2="17.637cm" svg:y2="28.41cm">
          <text:p/>
        </draw:line>
        <draw:custom-shape draw:style-name="gr11" draw:text-style-name="P2" draw:layer="layout" svg:width="2.032cm" svg:height="0.762cm" svg:x="20.304cm" svg:y="28.02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669cm" svg:y1="28.41cm" svg:x2="20.304cm" svg:y2="28.41cm">
          <text:p/>
        </draw:line>
        <draw:line draw:style-name="gr2" draw:text-style-name="P3" draw:layer="layout" svg:x1="18.018cm" svg:y1="27.14cm" svg:x2="21.32cm" svg:y2="28.046cm">
          <text:p/>
        </draw:line>
        <draw:custom-shape draw:style-name="gr11" draw:text-style-name="P7" draw:layer="layout" svg:width="2.032cm" svg:height="0.762cm" svg:x="5.038cm" svg:y="31.09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3.768cm" svg:y="32.75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5.927cm" svg:y1="31.861cm" svg:x2="4.784cm" svg:y2="32.75cm">
          <text:p/>
        </draw:line>
        <draw:custom-shape draw:style-name="gr11" draw:text-style-name="P2" draw:layer="layout" svg:width="2.032cm" svg:height="0.762cm" svg:x="1.101cm" svg:y="32.7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19cm" svg:y1="31.861cm" svg:x2="2.117cm" svg:y2="32.75cm">
          <text:p/>
        </draw:line>
        <draw:line draw:style-name="gr10" draw:text-style-name="P9" draw:layer="layout" svg:x1="6.435cm" svg:y1="31.861cm" svg:x2="7.453cm" svg:y2="32.713cm">
          <text:p/>
        </draw:line>
        <draw:line draw:style-name="gr2" draw:text-style-name="P9" draw:layer="layout" svg:x1="3.133cm" svg:y1="33.131cm" svg:x2="3.768cm" svg:y2="33.131cm">
          <text:p/>
        </draw:line>
        <draw:custom-shape draw:style-name="gr11" draw:text-style-name="P2" draw:layer="layout" svg:width="2.032cm" svg:height="0.762cm" svg:x="9.102cm" svg:y="32.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16cm" svg:y1="31.861cm" svg:x2="10.118cm" svg:y2="32.767cm">
          <text:p/>
        </draw:line>
        <draw:custom-shape draw:style-name="gr11" draw:text-style-name="P2" draw:layer="layout" svg:width="2.032cm" svg:height="0.762cm" svg:x="6.461cm" svg:y="32.7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26cm" svg:y1="33.131cm" svg:x2="6.461cm" svg:y2="33.131cm">
          <text:p/>
        </draw:line>
        <draw:line draw:style-name="gr2" draw:text-style-name="P3" draw:layer="layout" svg:x1="8.493cm" svg:y1="33.131cm" svg:x2="9.128cm" svg:y2="33.131cm">
          <text:p/>
        </draw:line>
        <draw:custom-shape draw:style-name="gr13" draw:text-style-name="P4" draw:layer="layout" svg:width="2.032cm" svg:height="0.762cm" svg:x="6.461cm" svg:y="34.14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16.24cm" svg:y="31.09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762cm" svg:x="14.97cm" svg:y="32.7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7.129cm" svg:y1="31.861cm" svg:x2="15.986cm" svg:y2="32.75cm">
          <text:p/>
        </draw:line>
        <draw:custom-shape draw:style-name="gr11" draw:text-style-name="P2" draw:layer="layout" svg:width="2.032cm" svg:height="0.762cm" svg:x="12.303cm" svg:y="32.7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621cm" svg:y1="31.861cm" svg:x2="13.319cm" svg:y2="32.75cm">
          <text:p/>
        </draw:line>
        <draw:line draw:style-name="gr10" draw:text-style-name="P9" draw:layer="layout" svg:x1="17.637cm" svg:y1="31.861cm" svg:x2="18.399cm" svg:y2="32.369cm">
          <text:p/>
        </draw:line>
        <draw:line draw:style-name="gr2" draw:text-style-name="P9" draw:layer="layout" svg:x1="14.335cm" svg:y1="33.131cm" svg:x2="14.97cm" svg:y2="33.131cm">
          <text:p/>
        </draw:line>
        <draw:custom-shape draw:style-name="gr11" draw:text-style-name="P2" draw:layer="layout" svg:width="2.032cm" svg:height="0.762cm" svg:x="20.304cm" svg:y="32.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018cm" svg:y1="31.861cm" svg:x2="21.32cm" svg:y2="32.767cm">
          <text:p/>
        </draw:line>
        <draw:custom-shape draw:style-name="gr11" draw:text-style-name="P2" draw:layer="layout" svg:width="2.032cm" svg:height="0.762cm" svg:x="17.663cm" svg:y="32.7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7.028cm" svg:y1="33.131cm" svg:x2="17.663cm" svg:y2="33.131cm">
          <text:p/>
        </draw:line>
        <draw:line draw:style-name="gr2" draw:text-style-name="P3" draw:layer="layout" svg:x1="19.695cm" svg:y1="33.131cm" svg:x2="20.33cm" svg:y2="33.131cm">
          <text:p/>
        </draw:line>
        <draw:custom-shape draw:style-name="gr13" draw:text-style-name="P4" draw:layer="layout" svg:width="2.032cm" svg:height="0.762cm" svg:x="5.191cm" svg:y="36.941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032cm" svg:height="0.762cm" svg:x="3.921cm" svg:y="38.592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37.703cm" svg:x2="4.937cm" svg:y2="38.592cm">
          <text:p/>
        </draw:line>
        <draw:custom-shape draw:style-name="gr11" draw:text-style-name="P2" draw:layer="layout" svg:width="2.032cm" svg:height="0.762cm" svg:x="6.588cm" svg:y="38.5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1.254cm" svg:y="38.5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572cm" svg:y1="37.703cm" svg:x2="2.27cm" svg:y2="38.592cm">
          <text:p/>
        </draw:line>
        <draw:line draw:style-name="gr4" draw:text-style-name="P10" draw:layer="layout" svg:x1="6.588cm" svg:y1="37.703cm" svg:x2="7.606cm" svg:y2="38.555cm">
          <text:p/>
        </draw:line>
        <draw:line draw:style-name="gr2" draw:text-style-name="P3" draw:layer="layout" svg:x1="3.286cm" svg:y1="38.973cm" svg:x2="3.921cm" svg:y2="38.973cm">
          <text:p/>
        </draw:line>
        <draw:line draw:style-name="gr2" draw:text-style-name="P3" draw:layer="layout" svg:x1="5.953cm" svg:y1="38.973cm" svg:x2="6.588cm" svg:y2="38.973cm">
          <text:p/>
        </draw:line>
        <draw:custom-shape draw:style-name="gr11" draw:text-style-name="P2" draw:layer="layout" svg:width="2.032cm" svg:height="0.762cm" svg:x="9.255cm" svg:y="38.5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2cm" svg:y1="38.973cm" svg:x2="9.255cm" svg:y2="38.973cm">
          <text:p/>
        </draw:line>
        <draw:line draw:style-name="gr2" draw:text-style-name="P3" draw:layer="layout" svg:x1="6.969cm" svg:y1="37.703cm" svg:x2="10.271cm" svg:y2="38.609cm">
          <text:p/>
        </draw:line>
        <draw:custom-shape draw:style-name="gr12" draw:text-style-name="P5" draw:layer="layout" svg:width="0.889cm" svg:height="0.889cm" svg:x="7.223cm" svg:y="35.60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.889cm" svg:y1="35.417cm" svg:x2="21.193cm" svg:y2="35.417cm">
          <text:p/>
        </draw:line>
      </draw:page>
      <draw:page draw:name="page2" draw:style-name="dp1" draw:master-page-name="Default">
        <draw:custom-shape draw:style-name="gr11" draw:text-style-name="P7" draw:layer="layout" svg:width="2.032cm" svg:height="0.762cm" svg:x="4.302cm" svg:y="21.95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1.635cm" svg:y="21.9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3.667cm" svg:y1="22.336cm" svg:x2="4.302cm" svg:y2="22.336cm">
          <text:p/>
        </draw:line>
        <draw:custom-shape draw:style-name="gr11" draw:text-style-name="P2" draw:layer="layout" svg:width="2.032cm" svg:height="0.762cm" svg:x="12.049cm" svg:y="21.95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9.382cm" svg:y="21.95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6cm" svg:y1="22.336cm" svg:x2="9.382cm" svg:y2="22.336cm">
          <text:p/>
        </draw:line>
        <draw:line draw:style-name="gr2" draw:text-style-name="P3" draw:layer="layout" svg:x1="11.44cm" svg:y1="22.336cm" svg:x2="12.075cm" svg:y2="22.336cm">
          <text:p/>
        </draw:line>
        <draw:custom-shape draw:style-name="gr11" draw:text-style-name="P7" draw:layer="layout" svg:width="2.032cm" svg:height="0.762cm" svg:x="17.51cm" svg:y="21.955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14.843cm" svg:y="21.95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6.875cm" svg:y1="22.336cm" svg:x2="17.51cm" svg:y2="22.336cm">
          <text:p/>
        </draw:line>
        <draw:custom-shape draw:style-name="gr11" draw:text-style-name="P2" draw:layer="layout" svg:width="2.032cm" svg:height="0.762cm" svg:x="22.844cm" svg:y="21.9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762cm" svg:x="20.203cm" svg:y="21.95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568cm" svg:y1="22.336cm" svg:x2="20.203cm" svg:y2="22.336cm">
          <text:p/>
        </draw:line>
        <draw:line draw:style-name="gr2" draw:text-style-name="P3" draw:layer="layout" svg:x1="22.235cm" svg:y1="22.336cm" svg:x2="22.87cm" svg:y2="22.336cm">
          <text:p/>
        </draw:line>
        <draw:line draw:style-name="gr2" draw:text-style-name="P9" draw:layer="layout" svg:x1="14.081cm" svg:y1="22.336cm" svg:x2="14.843cm" svg:y2="22.336cm">
          <text:p/>
        </draw:line>
        <draw:custom-shape draw:style-name="gr13" draw:text-style-name="P4" draw:layer="layout" svg:width="2.032cm" svg:height="0.762cm" svg:x="4.302cm" svg:y="23.587cm">
          <text:p text:style-name="P11"><text:span text:style-name="T1">2</text:span><text:span text:style-name="T5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762cm" svg:x="6.969cm" svg:y="23.587cm">
          <text:p text:style-name="P11"><text:span text:style-name="T1">10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6.36cm" svg:y1="23.968cm" svg:x2="6.995cm" svg:y2="23.968cm">
          <text:p/>
        </draw:line>
        <draw:line draw:style-name="gr2" draw:text-style-name="P10" draw:layer="layout" svg:x1="2.905cm" svg:y1="22.717cm" svg:x2="4.302cm" svg:y2="23.987cm">
          <text:p/>
        </draw:line>
        <draw:line draw:style-name="gr4" draw:text-style-name="P10" draw:layer="layout" svg:x1="9.001cm" svg:y1="23.987cm" svg:x2="10.525cm" svg:y2="22.717cm">
          <text:p/>
        </draw:line>
        <draw:custom-shape draw:style-name="gr13" draw:text-style-name="P4" draw:layer="layout" svg:width="2.032cm" svg:height="0.762cm" svg:x="13.573cm" svg:y="23.479cm">
          <text:p text:style-name="P11"><text:span text:style-name="T6">4</text:span><text:span text:style-name="T5">I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5.605cm" svg:y1="23.86cm" svg:x2="17.637cm" svg:y2="22.717cm">
          <text:p/>
        </draw:line>
        <draw:line draw:style-name="gr2" draw:text-style-name="P10" draw:layer="layout" svg:x1="11.414cm" svg:y1="22.717cm" svg:x2="13.573cm" svg:y2="23.86cm">
          <text:p/>
        </draw:line>
        <draw:custom-shape draw:style-name="gr11" draw:text-style-name="P2" draw:layer="layout" svg:width="2.032cm" svg:height="0.762cm" svg:x="25.484cm" svg:y="21.95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876cm" svg:y1="22.336cm" svg:x2="25.511cm" svg:y2="22.336cm">
          <text:p/>
        </draw:line>
        <draw:custom-shape draw:style-name="gr13" draw:text-style-name="P4" draw:layer="layout" svg:width="2.032cm" svg:height="0.762cm" svg:x="22.844cm" svg:y="23.479cm">
          <text:p text:style-name="P1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762cm" svg:x="20.203cm" svg:y="23.479cm">
          <text:p text:style-name="P11"><text:span text:style-name="T1">7</text:span><text:span text:style-name="T5">I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2.235cm" svg:y1="23.86cm" svg:x2="22.87cm" svg:y2="23.86cm">
          <text:p/>
        </draw:line>
        <draw:line draw:style-name="gr2" draw:text-style-name="P10" draw:layer="layout" svg:x1="18.399cm" svg:y1="22.717cm" svg:x2="20.177cm" svg:y2="23.86cm">
          <text:p/>
        </draw:line>
        <draw:line draw:style-name="gr4" draw:text-style-name="P10" draw:layer="layout" svg:x1="24.876cm" svg:y1="23.86cm" svg:x2="26.527cm" svg:y2="22.7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00:07:06.573410425</meta:creation-date>
    <dc:date>2020-09-13T02:38:09.316296285</dc:date>
    <meta:editing-duration>PT18H7M38S</meta:editing-duration>
    <meta:editing-cycles>8</meta:editing-cycles>
    <meta:generator>LibreOffice/6.0.7.3$Linux_X86_64 LibreOffice_project/00m0$Build-3</meta:generator>
    <meta:document-statistic meta:object-count="197"/>
  </office:meta>
</office:document-meta>
</file>